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6cm"/>
    </style:style>
    <style:style style:name="co2" style:family="table-column">
      <style:table-column-properties fo:break-before="auto" style:column-width="11.03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05cm"/>
    </style:style>
    <style:style style:name="co5" style:family="table-column">
      <style:table-column-properties fo:break-before="auto" style:column-width="20.667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947cm" fo:break-before="auto" style:use-optimal-row-height="true"/>
    </style:style>
    <style:style style:name="ro3" style:family="table-row">
      <style:table-row-properties style:row-height="1.395cm" fo:break-before="auto" style:use-optimal-row-height="true"/>
    </style:style>
    <style:style style:name="ro4" style:family="table-row">
      <style:table-row-properties style:row-height="2.29cm" fo:break-before="auto" style:use-optimal-row-height="true"/>
    </style:style>
    <style:style style:name="ro5" style:family="table-row">
      <style:table-row-properties style:row-height="2.738cm" fo:break-before="auto" style:use-optimal-row-height="true"/>
    </style:style>
    <style:style style:name="ro6" style:family="table-row">
      <style:table-row-properties style:row-height="3.184cm" fo:break-before="auto" style:use-optimal-row-height="true"/>
    </style:style>
    <style:style style:name="ro7" style:family="table-row">
      <style:table-row-properties style:row-height="3.632cm" fo:break-before="auto" style:use-optimal-row-height="true"/>
    </style:style>
    <style:style style:name="ro8" style:family="table-row">
      <style:table-row-properties style:row-height="1.842cm" fo:break-before="auto" style:use-optimal-row-height="true"/>
    </style:style>
    <style:style style:name="ta1" style:family="table" style:master-page-name="PageStyle_5f_Stories">
      <style:table-properties table:display="true" style:writing-mode="lr-tb"/>
    </style:style>
    <style:style style:name="ta2" style:family="table" style:master-page-name="PageStyle_5f_Tasks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&quot;Planejada&quot;;&quot;Finalizada&quot;)" table:allow-empty-cell="true" table:display-list="unsorted" table:base-cell-address="TasksBackend.B2">
          <table:error-message table:message-type="stop" table:display="true"/>
        </table:content-validation>
        <table:content-validation table:name="val2" table:condition="of:cell-content-is-in-list(&quot;Planejado&quot;;&quot;Em Andamento&quot;;&quot;Finalizado&quot;)" table:allow-empty-cell="true" table:display-list="unsorted" table:base-cell-address="TasksBackend.C2">
          <table:error-message table:message-type="stop" table:display="true"/>
        </table:content-validation>
      </table:content-validations>
      <table:table table:name="Stories" table:style-name="ta1">
        <office:forms form:automatic-focus="false" form:apply-design-mode="false"/>
        <table:table-column table:style-name="co1" table:number-columns-repeated="2" table:default-cell-style-name="ce2"/>
        <table:table-column table:style-name="co2" table:default-cell-style-name="ce4"/>
        <table:table-column table:style-name="co3" table:number-columns-repeated="1021" table:default-cell-style-name="ce5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Status</text:p>
          </table:table-cell>
          <table:table-cell table:style-name="ce8" office:value-type="string" calcext:value-type="string">
            <text:p>User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Planejada</text:p>
          </table:table-cell>
          <table:table-cell office:value-type="string" calcext:value-type="string">
            <text:p>Eu, não usuário, consigo me cadastrar no sistema.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table:content-validation-name="val1" office:value-type="string" calcext:value-type="string">
            <text:p>Planejada</text:p>
          </table:table-cell>
          <table:table-cell office:value-type="string" calcext:value-type="string">
            <text:p>Eu, usuário comum, consigo me autenticar no sistema e acessar suas funcionalidades.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Planejada</text:p>
          </table:table-cell>
          <table:table-cell office:value-type="string" calcext:value-type="string">
            <text:p>Eu, usuário comum, consigo consultar os engenheiros cadastrados no sistema.</text:p>
          </table:table-cell>
          <table:table-cell table:number-columns-repeated="1021"/>
        </table:table-row>
        <table:table-row table:style-name="ro2"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Planejada</text:p>
          </table:table-cell>
          <table:table-cell office:value-type="string" calcext:value-type="string">
            <text:p>Eu, usuário comum, consigo cadastrar um novo engenheiro no sistema.</text:p>
          </table:table-cell>
          <table:table-cell table:number-columns-repeated="1021"/>
        </table:table-row>
        <table:table-row table:style-name="ro2"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Planejada</text:p>
          </table:table-cell>
          <table:table-cell office:value-type="string" calcext:value-type="string">
            <text:p>Eu, usuário comum, consigo consultar os vendedores (lojas, prestadores de serviço e etc.) cadastrados no sistema.</text:p>
          </table:table-cell>
          <table:table-cell table:number-columns-repeated="1021"/>
        </table:table-row>
        <table:table-row table:style-name="ro2"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Planejada</text:p>
          </table:table-cell>
          <table:table-cell office:value-type="string" calcext:value-type="string">
            <text:p>Eu, usuário comum, consigo cadastrar um novo vendedor no sistema.</text:p>
          </table:table-cell>
          <table:table-cell table:number-columns-repeated="1021"/>
        </table:table-row>
        <table:table-row table:style-name="ro2"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Planejada</text:p>
          </table:table-cell>
          <table:table-cell office:value-type="string" calcext:value-type="string">
            <text:p>Eu, usuário comum, consigo consultar os itens de venda (material ou mão de obra) cadastrados no sistema.</text:p>
          </table:table-cell>
          <table:table-cell table:number-columns-repeated="1021"/>
        </table:table-row>
        <table:table-row table:style-name="ro2"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Planejada</text:p>
          </table:table-cell>
          <table:table-cell office:value-type="string" calcext:value-type="string">
            <text:p>Eu, usuário comum, consigo adicionar um novo item de venda (material ou mão de obra) no sistema.</text:p>
          </table:table-cell>
          <table:table-cell table:number-columns-repeated="1021"/>
        </table:table-row>
        <table:table-row table:style-name="ro2">
          <table:table-cell office:value-type="float" office:value="9" calcext:value-type="float">
            <text:p>9</text:p>
          </table:table-cell>
          <table:table-cell table:content-validation-name="val1" office:value-type="string" calcext:value-type="string">
            <text:p>Planejada</text:p>
          </table:table-cell>
          <table:table-cell office:value-type="string" calcext:value-type="string">
            <text:p>Eu, usuário comum, consigo ver os itens disponíveis para venda em cada vendedor, filtrando por vendedor ou por item.</text:p>
          </table:table-cell>
          <table:table-cell table:number-columns-repeated="1021"/>
        </table:table-row>
        <table:table-row table:style-name="ro2">
          <table:table-cell office:value-type="float" office:value="10" calcext:value-type="float">
            <text:p>10</text:p>
          </table:table-cell>
          <table:table-cell table:content-validation-name="val1" office:value-type="string" calcext:value-type="string">
            <text:p>Planejada</text:p>
          </table:table-cell>
          <table:table-cell office:value-type="string" calcext:value-type="string">
            <text:p>Eu, usuário comum, consigo cadastrar um item para venda por um vendedor cadastrado no sistema.</text:p>
          </table:table-cell>
          <table:table-cell table:number-columns-repeated="1021"/>
        </table:table-row>
        <table:table-row table:style-name="ro2">
          <table:table-cell office:value-type="float" office:value="11" calcext:value-type="float">
            <text:p>11</text:p>
          </table:table-cell>
          <table:table-cell table:content-validation-name="val1" office:value-type="string" calcext:value-type="string">
            <text:p>Planejada</text:p>
          </table:table-cell>
          <table:table-cell office:value-type="string" calcext:value-type="string">
            <text:p>Eu, usuário comum, consigo editar os detalhes de um item colocado para venda.</text:p>
          </table:table-cell>
          <table:table-cell table:number-columns-repeated="1021"/>
        </table:table-row>
        <table:table-row table:style-name="ro2">
          <table:table-cell office:value-type="float" office:value="12" calcext:value-type="float">
            <text:p>12</text:p>
          </table:table-cell>
          <table:table-cell table:content-validation-name="val1" office:value-type="string" calcext:value-type="string">
            <text:p>Planejada</text:p>
          </table:table-cell>
          <table:table-cell office:value-type="string" calcext:value-type="string">
            <text:p>Eu, usuário comum, consigo desativar um item colocado para venda.</text:p>
          </table:table-cell>
          <table:table-cell table:number-columns-repeated="1021"/>
        </table:table-row>
        <table:table-row table:style-name="ro2">
          <table:table-cell office:value-type="float" office:value="13" calcext:value-type="float">
            <text:p>13</text:p>
          </table:table-cell>
          <table:table-cell table:content-validation-name="val1" office:value-type="string" calcext:value-type="string">
            <text:p>Planejada</text:p>
          </table:table-cell>
          <table:table-cell office:value-type="string" calcext:value-type="string">
            <text:p>Eu, usuário comum, consigo consultar todos os projetos cadastrados no sistema.</text:p>
          </table:table-cell>
          <table:table-cell table:number-columns-repeated="1021"/>
        </table:table-row>
        <table:table-row table:style-name="ro2">
          <table:table-cell office:value-type="float" office:value="14" calcext:value-type="float">
            <text:p>14</text:p>
          </table:table-cell>
          <table:table-cell table:content-validation-name="val1" office:value-type="string" calcext:value-type="string">
            <text:p>Planejada</text:p>
          </table:table-cell>
          <table:table-cell office:value-type="string" calcext:value-type="string">
            <text:p>Eu, usuário comum, consigo criar um novo projeto, atribuindo um engenheiro como dono.</text:p>
          </table:table-cell>
          <table:table-cell table:number-columns-repeated="1021"/>
        </table:table-row>
        <table:table-row table:style-name="ro3">
          <table:table-cell office:value-type="float" office:value="15" calcext:value-type="float">
            <text:p>15</text:p>
          </table:table-cell>
          <table:table-cell table:content-validation-name="val1" office:value-type="string" calcext:value-type="string">
            <text:p>Planejada</text:p>
          </table:table-cell>
          <table:table-cell office:value-type="string" calcext:value-type="string">
            <text:p>Eu, usuário comum, consigo ver os detalhes de um projeto, ou seja, suas etapas e dentro das etapas, os materiais e mão de obra necessários.</text:p>
          </table:table-cell>
          <table:table-cell table:number-columns-repeated="1021"/>
        </table:table-row>
        <table:table-row table:style-name="ro2">
          <table:table-cell office:value-type="float" office:value="16" calcext:value-type="float">
            <text:p>16</text:p>
          </table:table-cell>
          <table:table-cell table:content-validation-name="val1" office:value-type="string" calcext:value-type="string">
            <text:p>Planejada</text:p>
          </table:table-cell>
          <table:table-cell office:value-type="string" calcext:value-type="string">
            <text:p>Eu, dono do projeto, consigo editar informações básicas do projeto.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table:content-validation-name="val1" office:value-type="string" calcext:value-type="string">
            <text:p>Planejada</text:p>
          </table:table-cell>
          <table:table-cell office:value-type="string" calcext:value-type="string">
            <text:p>Eu, dono do projeto, consigo adicionar etapas ao projeto.</text:p>
          </table:table-cell>
          <table:table-cell table:number-columns-repeated="1021"/>
        </table:table-row>
        <table:table-row table:style-name="ro2">
          <table:table-cell office:value-type="float" office:value="18" calcext:value-type="float">
            <text:p>18</text:p>
          </table:table-cell>
          <table:table-cell table:content-validation-name="val1" office:value-type="string" calcext:value-type="string">
            <text:p>Planejada</text:p>
          </table:table-cell>
          <table:table-cell office:value-type="string" calcext:value-type="string">
            <text:p>Eu, dono do projeto, edito uma etapa específica do projeto, informando datas reais de início e finalização.</text:p>
          </table:table-cell>
          <table:table-cell table:number-columns-repeated="1021"/>
        </table:table-row>
        <table:table-row table:style-name="ro2">
          <table:table-cell office:value-type="float" office:value="19" calcext:value-type="float">
            <text:p>19</text:p>
          </table:table-cell>
          <table:table-cell table:content-validation-name="val1" office:value-type="string" calcext:value-type="string">
            <text:p>Planejada</text:p>
          </table:table-cell>
          <table:table-cell office:value-type="string" calcext:value-type="string">
            <text:p>Eu, dono do projeto, consigo adicionar materiais e mão de obra em uma etapa do projeto.</text:p>
          </table:table-cell>
          <table:table-cell table:number-columns-repeated="1021"/>
        </table:table-row>
        <table:table-row table:style-name="ro2">
          <table:table-cell office:value-type="float" office:value="20" calcext:value-type="float">
            <text:p>20</text:p>
          </table:table-cell>
          <table:table-cell table:content-validation-name="val1" office:value-type="string" calcext:value-type="string">
            <text:p>Planejada</text:p>
          </table:table-cell>
          <table:table-cell office:value-type="string" calcext:value-type="string">
            <text:p>Eu, dono do projeto, consigo alterar a quantidade de um material ou mão de obra em uma etapa do projeto.</text:p>
          </table:table-cell>
          <table:table-cell table:number-columns-repeated="1021"/>
        </table:table-row>
        <table:table-row table:style-name="ro2">
          <table:table-cell office:value-type="float" office:value="21" calcext:value-type="float">
            <text:p>21</text:p>
          </table:table-cell>
          <table:table-cell table:content-validation-name="val1" office:value-type="string" calcext:value-type="string">
            <text:p>Planejada</text:p>
          </table:table-cell>
          <table:table-cell office:value-type="string" calcext:value-type="string">
            <text:p>Eu, dono do projeto, consigo excluir um item de uma determinada etapa de um projeto.</text:p>
          </table:table-cell>
          <table:table-cell table:number-columns-repeated="1021"/>
        </table:table-row>
        <table:table-row table:style-name="ro1" table:number-rows-repeated="999">
          <table:table-cell/>
          <table:table-cell table:content-validation-name="val1"/>
          <table:table-cell table:number-columns-repeated="1022"/>
        </table:table-row>
        <table:table-row table:style-name="ro1" table:number-rows-repeated="104755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Stories.$A$1" table:cell-range-address="$Stories.$A$1:.$C$21"/>
        </table:named-expressions>
      </table:table>
      <table:table table:name="TasksBackend" table:style-name="ta2">
        <office:forms form:automatic-focus="false" form:apply-design-mode="false"/>
        <table:table-column table:style-name="co3" table:number-columns-repeated="2" table:default-cell-style-name="ce2"/>
        <table:table-column table:style-name="co4" table:default-cell-style-name="ce2"/>
        <table:table-column table:style-name="co5" table:default-cell-style-name="ce4"/>
        <table:table-column table:style-name="co3" table:number-columns-repeated="1020" table:default-cell-style-name="ce5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StoryId</text:p>
          </table:table-cell>
          <table:table-cell table:style-name="ce3" office:value-type="string" calcext:value-type="string">
            <text:p>Status</text:p>
          </table:table-cell>
          <table:table-cell table:style-name="ce8" office:value-type="string" calcext:value-type="string">
            <text:p>Task</text:p>
          </table:table-cell>
          <table:table-cell table:number-columns-repeated="1020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content-validation-name="val2" office:value-type="string" calcext:value-type="string">
            <text:p>Em Andamento</text:p>
          </table:table-cell>
          <table:table-cell office:value-type="string" calcext:value-type="string">
            <text:p>Desenvolver script que permita gerenciar o estado do banco de dados. Esta é uma etapa base, necessária para o seguimento das históricas e criação dos testes. São importantes:</text:p>
            <text:p>1. Função para criar tabelas no banco de dados.</text:p>
            <text:p>2. Função para apagar tabelas no banco de dados.</text:p>
            <text:p>3. Função para carregar seed no banco de dados.</text:p>
          </table:table-cell>
          <table:table-cell table:number-columns-repeated="1020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content-validation-name="val2" office:value-type="string" calcext:value-type="string">
            <text:p>Em Andamento</text:p>
          </table:table-cell>
          <table:table-cell office:value-type="string" calcext:value-type="string">
            <text:p>Criar uma classe responsável por validar o corpo de uma requisição, de acordo com regras que são informadas. Esta classe será responsável por garantir que as requisições tenham sempre todos os campos necessários, nos tipos permitidos e demais regras de negócio (tamanho de string, range de número e outros).</text:p>
          </table:table-cell>
          <table:table-cell table:number-columns-repeated="102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content-validation-name="val2" office:value-type="string" calcext:value-type="string">
            <text:p>Finalizado</text:p>
          </table:table-cell>
          <table:table-cell office:value-type="string" calcext:value-type="string">
            <text:p>Estruturar uma classe responsável por validações JWT, reutilizada por todos os controllers. Essa estrutura faz o encode e o decode de tokens, colocando um prazo de validade de 24 para cada token gerado.</text:p>
          </table:table-cell>
          <table:table-cell table:number-columns-repeated="1020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string" calcext:value-type="string">
            <text:p>Finalizado</text:p>
          </table:table-cell>
          <table:table-cell office:value-type="string" calcext:value-type="string">
            <text:p>Criar uma rota para cadastro de um usuário. Como o objetivo atual não é ter uma forma eficiente de autenticação, o cadastro será de apenas um nome de usuário, sem senha. Este cadastro será útil apenas para ter uma rastreabilidade de quem executou determinada ação, como criação de engenheiros, itens e projetos.</text:p>
            <text:p>Dentro da seed deve ter a criação de um usuário padrão, chamado “admin”, que é a referência utilizada para as demais criações no seed.</text:p>
          </table:table-cell>
          <table:table-cell table:number-columns-repeated="102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content-validation-name="val2" office:value-type="string" calcext:value-type="string">
            <text:p>Finalizado</text:p>
          </table:table-cell>
          <table:table-cell office:value-type="string" calcext:value-type="string">
            <text:p>Criar rota para login, que recebe um nome de usuário e valida se está cadastrado. Retorna um token JWT e o id do usuário no sistema.</text:p>
          </table:table-cell>
          <table:table-cell table:number-columns-repeated="1020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content-validation-name="val2" office:value-type="string" calcext:value-type="string">
            <text:p>Finalizado</text:p>
          </table:table-cell>
          <table:table-cell office:value-type="string" calcext:value-type="string">
            <text:p>Criar rota para listagem de todos os engenheiros cadastrados no sistema. Por padrão faz paginação. Verifica no header a existência de token de autenticação do usuário.</text:p>
          </table:table-cell>
          <table:table-cell table:number-columns-repeated="1020"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content-validation-name="val2" office:value-type="string" calcext:value-type="string">
            <text:p>Finalizado</text:p>
          </table:table-cell>
          <table:table-cell office:value-type="string" calcext:value-type="string">
            <text:p>Criar uma rota para cadastro de um novo engenheiro no sistema, informando o nome do engenheiro e o seu título. O seed do sistema deve carregar alguns engenheiros padrão no sistema. São regras para cadastro:</text:p>
            <text:p>1. Salvar a referência do usuário de criação no registro do engenheiro.</text:p>
            <text:p>2. Nenhum engenheiro pode ter o mesmo nome.</text:p>
            <text:p>3. O nome do engenheiro é salvo sempre em caixa alta.</text:p>
          </table:table-cell>
          <table:table-cell table:number-columns-repeated="1020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content-validation-name="val2" office:value-type="string" calcext:value-type="string">
            <text:p>Finalizado</text:p>
          </table:table-cell>
          <table:table-cell office:value-type="string" calcext:value-type="string">
            <text:p>Criar rota para listagem de todos os vendedores cadastrados no sistema. Executa paginação do resultado e verifica existência de token de autenticação no header.</text:p>
          </table:table-cell>
          <table:table-cell table:number-columns-repeated="1020"/>
        </table:table-row>
        <table:table-row table:style-name="ro5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content-validation-name="val2" office:value-type="string" calcext:value-type="string">
            <text:p>Finalizado</text:p>
          </table:table-cell>
          <table:table-cell office:value-type="string" calcext:value-type="string">
            <text:p>Criar rota para cadastro de um novo vendedor no sistema, informando um nome, breve descrição, estado (sigla) e cidade. São regras:</text:p>
            <text:p>1. Verificar token de autenticação no header.</text:p>
            <text:p>2. Salvar a referência do usuário de criação junto do registro do vendedor.</text:p>
            <text:p>3. Vendedores não podem ter o mesmo nome.</text:p>
            <text:p>4. O nome do vendedor é salvo sempre em caixa alta.</text:p>
          </table:table-cell>
          <table:table-cell table:number-columns-repeated="1020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content-validation-name="val2" office:value-type="string" calcext:value-type="string">
            <text:p>Finalizado</text:p>
          </table:table-cell>
          <table:table-cell office:value-type="string" calcext:value-type="string">
            <text:p>Criar rota para listagem de todos os item existentes no banco de dados, incluindo paginação na resposta. Precisa validar o token de autenticação no header</text:p>
          </table:table-cell>
          <table:table-cell table:number-columns-repeated="1020"/>
        </table:table-row>
        <table:table-row table:style-name="ro6"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content-validation-name="val2" office:value-type="string" calcext:value-type="string">
            <text:p>Em Andamento</text:p>
          </table:table-cell>
          <table:table-cell office:value-type="string" calcext:value-type="string">
            <text:p>Criar rota para cadastro de um novo item. Precisa receber na requisição a descrição do item, o tipo de item (material ou mão de obra) e o tipo de unidade (kg, pacote e etc., este campo pode ser livre). Valida autenticação por meio do token no header e segue as regras:</text:p>
            <text:p>1. Não podem existir itens com descrições iguais.</text:p>
            <text:p>2. A descrição do item é salva em caixa alta.</text:p>
            <text:p>3. Devem ser salva a referência do usuário que criou o item.</text:p>
            <text:p>4. Para o tipo, deve ser validado se foi informado “Material” ou “Mão de obra”.</text:p>
          </table:table-cell>
          <table:table-cell table:number-columns-repeated="1020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content-validation-name="val2" office:value-type="string" calcext:value-type="string">
            <text:p>Planejado</text:p>
          </table:table-cell>
          <table:table-cell office:value-type="string" calcext:value-type="string">
            <text:p>Criar rota para consultar itens a venda, recebendo como parâmetro o id de um item específico, retornando todas os vendedores que trabalham com o item, filtrando apenas os itens visíveis. Esta rota precisa validar a existência de token de autenticação no header.</text:p>
          </table:table-cell>
          <table:table-cell table:number-columns-repeated="1020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content-validation-name="val2" office:value-type="string" calcext:value-type="string">
            <text:p>Planejado</text:p>
          </table:table-cell>
          <table:table-cell office:value-type="string" calcext:value-type="string">
            <text:p>Criar rota para consultar itens a venda, recebendo como parâmetro o id de um vendedor, retornando todos os itens que o vendedor possui, filtrando apenas os itens visíveis. A validação de token de autenticação é necessária, junto da paginação</text:p>
          </table:table-cell>
          <table:table-cell table:number-columns-repeated="1020"/>
        </table:table-row>
        <table:table-row table:style-name="ro7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content-validation-name="val2" office:value-type="string" calcext:value-type="string">
            <text:p>Planejado</text:p>
          </table:table-cell>
          <table:table-cell office:value-type="string" calcext:value-type="string">
            <text:p>Criar rota para cadastro de um item para venda. Recebe na requisição o id do item, id do vendedor, preço unitário praticado, preço unitário por atacado e quantidade mínima para validar venda por atacado. Algumas regras são:</text:p>
            <text:p>1. Um vendedor não pode ter o mesmo item cadastrado duas vezes para venda.</text:p>
            <text:p>2. Os preços não devem ser maiores do que zero.</text:p>
            <text:p>3. A quantidade deve ser maior que zero.</text:p>
            <text:p>4. Deve salvar a referência do usuário que criou o item.</text:p>
            <text:p>5. A referência de usuário de edição pode ser null.</text:p>
            <text:p>6. Por padrão, o item é cadastrado como visível.</text:p>
          </table:table-cell>
          <table:table-cell table:number-columns-repeated="1020"/>
        </table:table-row>
        <table:table-row table:style-name="ro8">
          <table:table-cell office:value-type="float" office:value="15" calcext:value-type="float">
            <text:p>15</text:p>
          </table:table-cell>
          <table:table-cell office:value-type="float" office:value="11.12" calcext:value-type="float">
            <text:p>11,12</text:p>
          </table:table-cell>
          <table:table-cell table:content-validation-name="val2" office:value-type="string" calcext:value-type="string">
            <text:p>Planejado</text:p>
          </table:table-cell>
          <table:table-cell office:value-type="string" calcext:value-type="string">
            <text:p>Criar rota para edição de item colocado para venda. É possível editar apenas os preços, a quantidade para atacado e a visibilidade. A visibilidade informa se o item está ou não a venda pelo vendedor. É preciso validar o header com o token de autenticação. As mesmas regras 2 e 3 da rota de cadastro são válidas, com a adição de salvar o registro do usuário que fez a edição.</text:p>
          </table:table-cell>
          <table:table-cell table:number-columns-repeated="1020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content-validation-name="val2" office:value-type="string" calcext:value-type="string">
            <text:p>Planejado</text:p>
          </table:table-cell>
          <table:table-cell office:value-type="string" calcext:value-type="string">
            <text:p>Criar rota para listagem de todos os projetos cadastrados no sistema, validando o token de autenticação no header. Precisa retornar resposta com paginação.</text:p>
          </table:table-cell>
          <table:table-cell table:number-columns-repeated="1020"/>
        </table:table-row>
        <table:table-row table:style-name="ro4"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table:content-validation-name="val2" office:value-type="string" calcext:value-type="string">
            <text:p>Planejado</text:p>
          </table:table-cell>
          <table:table-cell office:value-type="string" calcext:value-type="string">
            <text:p>Criar rota para cadastro de um novo projeto. Precisa validar o token de autenticação no header. Recebe na requisição o nome do projeto, o id do engenheiro responsável e o orçamento total planejado (disponível) para o projeto. São regras:</text:p>
            <text:p>1. Projetos não podem possuir o mesmo nome.</text:p>
            <text:p>2. O nome do projeto é salvo em caixa alta.</text:p>
            <text:p>3. A referência do usuário de criação é salva junto do registro do projeto.</text:p>
          </table:table-cell>
          <table:table-cell table:number-columns-repeated="1020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content-validation-name="val2" office:value-type="string" calcext:value-type="string">
            <text:p>Planejado</text:p>
          </table:table-cell>
          <table:table-cell office:value-type="string" calcext:value-type="string">
            <text:p>Criar rota para detalhar todas as informações de um projeto específico, recebendo o id do projeto como parâmetro e validando token de autenticação no header.</text:p>
          </table:table-cell>
          <table:table-cell table:number-columns-repeated="1020"/>
        </table:table-row>
        <table:table-row table:style-name="ro8"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table:content-validation-name="val2" office:value-type="string" calcext:value-type="string">
            <text:p>Planejado</text:p>
          </table:table-cell>
          <table:table-cell office:value-type="string" calcext:value-type="string">
            <text:p>Criar rota para edição de projeto. Precisa validar o token de autenticação no header e recebe o id do projeto no corpo da requisição, junto dos campos para edição. Para manter integridade, apenas o orçamento e o engenheiro responsável podem ser alterados e a data de alteração é salva junto do registro. As regras 1 e 2 da rota de criação são válidas aqui, com a inclusão da validação do usuário que solicita a alteração, devendo ele ser o dono do projeto.</text:p>
          </table:table-cell>
          <table:table-cell table:number-columns-repeated="1020"/>
        </table:table-row>
        <table:table-row table:style-name="ro6"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table:content-validation-name="val2" office:value-type="string" calcext:value-type="string">
            <text:p>Planejado</text:p>
          </table:table-cell>
          <table:table-cell office:value-type="string" calcext:value-type="string">
            <text:p>Criar rota para adicionar uma etapa em um projeto específico. Precisa validar o token de autenticação no header e recebe no corpo da requisição o id do projeto, usuário que solicita a adição, o nome da etapa, data de início prevista e data de finalização prevista. São regras desta rota:</text:p>
            <text:p>1. Validar se o usuário que solicita é o mesmo do token de autenticação e também o dono do projeto.</text:p>
            <text:p>2. Confirma se a data de finalização é maior que a data de início.</text:p>
            <text:p>3. Salva a data de criação da etapa.</text:p>
            <text:p>4. Inicia as datas de início e finalização reais como vazias.</text:p>
          </table:table-cell>
          <table:table-cell table:number-columns-repeated="1020"/>
        </table:table-row>
        <table:table-row table:style-name="ro5"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table:content-validation-name="val2" office:value-type="string" calcext:value-type="string">
            <text:p>Planejado</text:p>
          </table:table-cell>
          <table:table-cell office:value-type="string" calcext:value-type="string">
            <text:p>Criar rota para edição das datas reais de início e finalização do projeto, sendo necessário validar o token de autenticação no header. São regras:</text:p>
            <text:p>1. É possível alterar apenas uma das datas ou as duas, porém sempre é verificado se a data de finalização real é maior que a data de início.</text:p>
            <text:p>2. A data de edição é salva junto do registro da etapa.</text:p>
            <text:p>3. É preciso validar se o usuário que solicita a edição é o mesmo do token de autenticação e também o dono do projeto.</text:p>
          </table:table-cell>
          <table:table-cell table:number-columns-repeated="1020"/>
        </table:table-row>
        <table:table-row table:style-name="ro7"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table:content-validation-name="val2" office:value-type="string" calcext:value-type="string">
            <text:p>Planejado</text:p>
          </table:table-cell>
          <table:table-cell office:value-type="string" calcext:value-type="string">
            <text:p>Criar rota para adição de materiais e mão de obra em uma etapa do projeto. É preciso validar o token de autenticação informado no header. O corpo da requisição recebe o id da etapa, o id do material e a quantidade. São regras desta rota:</text:p>
            <text:p>1. Verificar se o usuário que solicita a adição é o dono do projeto e o mesmo do token de autenticação.</text:p>
            <text:p>2. Salva junto do registro a data de criação.</text:p>
            <text:p>3. Por padrão, define o campo de adicionado após planejamento como falso.</text:p>
            <text:p>4. Se o material já estiver cadastrado e o campo de adicionado após não estiver marcado, não permite adição.</text:p>
            <text:p>5. Se o campo adicionado após estiver marcado, permite a inclusão do mesmo material diversas vezes.</text:p>
            <text:p>6. O valor para quantidade precisa ser maior do que zero.</text:p>
          </table:table-cell>
          <table:table-cell table:number-columns-repeated="1020"/>
        </table:table-row>
        <table:table-row table:style-name="ro5"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table:content-validation-name="val2" office:value-type="string" calcext:value-type="string">
            <text:p>Planejado</text:p>
          </table:table-cell>
          <table:table-cell office:value-type="string" calcext:value-type="string">
            <text:p>Criar rota para edição da quantidade de um item específico em uma data etapa de um projeto. Precisa validar o token de autenticação no header e recebe na requisição o id da etapa, o id do item e a nova quantidade. São regras:</text:p>
            <text:p>1. Não é possível editar quantidade de itens marcados como adicionado após.</text:p>
            <text:p>2. A quantidade precisa ser maior do que zero.</text:p>
            <text:p>3. O usuário que requisita a alteração precisa ser o dono do projeto e o mesmo do token de autenticação.</text:p>
            <text:p>4. Salva a data de atualização no registro do item.</text:p>
          </table:table-cell>
          <table:table-cell table:number-columns-repeated="1020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table:content-validation-name="val2" office:value-type="string" calcext:value-type="string">
            <text:p>Planejado</text:p>
          </table:table-cell>
          <table:table-cell office:value-type="string" calcext:value-type="string">
            <text:p>Criar rota para deleção de item em uma etapa de um projeto, validando o token de autenticação no header. Recebe no corpo da requisição o id do item que será deletado. São regras:</text:p>
            <text:p>1. Valida se o usuário que solicita deleção é o dono do projeto e também o mesmo do token de autenticação.</text:p>
          </table:table-cell>
          <table:table-cell table:number-columns-repeated="1020"/>
        </table:table-row>
        <table:table-row table:style-name="ro1" table:number-rows-repeated="988">
          <table:table-cell table:number-columns-repeated="2"/>
          <table:table-cell table:content-validation-name="val2"/>
          <table:table-cell table:number-columns-repeated="1021"/>
        </table:table-row>
        <table:table-row table:style-name="ro1" table:number-rows-repeated="1047562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Stories.$A$1" table:cell-range-address="$TasksBackend.$A$1:.$D$10"/>
        </table:named-expressions>
      </table:table>
      <table:named-expressions/>
      <table:database-ranges>
        <table:database-range table:name="__Anonymous_Sheet_DB__0" table:target-range-address="Stories.A1:Stories.C21" table:display-filter-buttons="true" table:orientation="column"/>
        <table:database-range table:name="__Anonymous_Sheet_DB__1" table:target-range-address="TasksBackend.A1:TasksBackend.D10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8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1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2P0"/>
    </number:number-style>
    <number:date-style style:name="N113">
      <number:day/>
      <number:text>/</number:text>
      <number:month/>
      <number:text>/</number:text>
      <number:year number:style="long"/>
    </number:date-style>
    <number:date-style style:name="N114">
      <number:day/>
      <number:text>/</number:text>
      <number:month number:textual="true"/>
      <number:text>/</number:text>
      <number:year/>
    </number:date-style>
    <number:date-style style:name="N115">
      <number:day/>
      <number:text>/</number:text>
      <number:month number:textual="true"/>
    </number:date-style>
    <number:date-style style:name="N116">
      <number:month number:textual="true"/>
      <number:text>/</number:text>
      <number:year/>
    </number:date-style>
    <number:time-style style:name="N117">
      <number:hours/>
      <number:text>:</number:text>
      <number:minutes number:style="long"/>
      <number:text> </number:text>
      <number:am-pm/>
    </number:time-style>
    <number:time-style style:name="N118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9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1P0" style:volatile="true">
      <number:number number:decimal-places="0" loext:min-decimal-places="0" number:min-integer-digits="1" number:grouping="true"/>
      <number:text> </number:text>
    </number:number-style>
    <number:number-style style:name="N121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  <number:text> </number:text>
    </number:number-style>
    <number:number-style style:name="N122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number number:decimal-places="2" loext:min-decimal-places="2" number:min-integer-digits="1" number:grouping="true"/>
      <number:text> </number:text>
    </number:number-style>
    <number:number-style style:name="N124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  <number:text> </number:text>
    </number:number-style>
    <number:number-style style:name="N12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loext:text> </loext:text>
      <loext:fill-character> </loext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3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3P2" style:volatile="true">
      <loext:text> R$ </loext:text>
      <loext:fill-character> </loext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1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1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Sem_20_título1" style:display-name="Sem título1" style:family="table-cell" style:parent-style-name="Default">
      <style:table-cell-properties fo:background-color="#ff4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6">00/00/0000</text:date>, <text:time style:data-style-name="N2" text:time-value="12:22:27.66582641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Stories" style:display-name="PageStyle_Storie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  <style:master-page style:name="PageStyle_5f_Tasks" style:display-name="PageStyle_Tasks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5T19:49:23</meta:creation-date>
    <dc:language>pt-BR</dc:language>
    <dc:date>2022-03-26T14:58:37.746549751</dc:date>
    <meta:editing-cycles>34</meta:editing-cycles>
    <meta:editing-duration>PT15H16M29S</meta:editing-duration>
    <meta:generator>LibreOffice/6.4.7.2$Linux_X86_64 LibreOffice_project/40$Build-2</meta:generator>
    <meta:document-statistic meta:table-count="2" meta:cell-count="166" meta:object-count="0"/>
  </office:meta>
</office:document-meta>
</file>